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Footnotes</text:p>
      <text:p text:style-name="rststyle-textbody">manually numbered <text:note text:id="id3" text:note-class="footnote"><text:note-citation text:label="1">1</text:note-citation><text:note-body><text:p text:style-name="rststyle-footnote">A footnote contains body elements, consistently indented by at
least 3 spaces.</text:p></text:note-body></text:note> and referenced twice <text:note-ref text:note-class="footnote" text:ref-name="id3" text:reference-format="page">1<text:note-citation text:label="1">1</text:note-citation></text:note-ref> 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Footnotes</dc:title>
  </office:meta>
</office:document-meta>
</file>